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驱动讲义</text:h>
      <text:h text:style-name="Heading_20_2" text:outline-level="2">第一部分 驱动基础</text:h>
      <text:p text:style-name="Text_20_body">教学目标：</text:p>
      <text:p text:style-name="Text_20_body"><text:tab/>1.构造和运行模块</text:p>
      <text:p text:style-name="Text_20_body"><text:tab/>2.字符设备驱动程序框架</text:p>
      <text:p text:style-name="Text_20_body"><text:tab/>3.用户内存空间和内核内存空间</text:p>
      <text:p text:style-name="Text_20_body"><text:tab/>4.ioctl</text:p>
      <text:p text:style-name="Text_20_body"><text:tab/>5.并发和竟态</text:p>
      <text:p text:style-name="Text_20_body"><text:tab/>6.并发和竟态-高级</text:p>
      <text:p text:style-name="Text_20_body"><text:tab/>7.内存管理</text:p>
      <text:p text:style-name="Text_20_body"><text:tab/>8.IO端口操作</text:p>
      <text:p text:style-name="Text_20_body"><text:tab/>9.中断</text:p>
      <text:p text:style-name="Text_20_body"><text:tab/>10.总结</text:p>
      <text:p text:style-name="Text_20_body"/>
      <text:h text:style-name="Heading_20_3" text:outline-level="3">第一讲 构造和运行模块</text:h>
      <text:p text:style-name="Text_20_body">/×××××××××××××××××××××××××××××××××××××××××××××××</text:p>
      <text:p text:style-name="Text_20_body">本讲目标：</text:p>
      <text:p text:style-name="Text_20_body"><text:tab/>1.理解什么是驱动程序</text:p>
      <text:p text:style-name="Text_20_body"><text:tab/>2.理解linux操作系统中驱动程序的位置和加载方式</text:p>
      <text:p text:style-name="Text_20_body"><text:tab/>3.能够构造和运行模块</text:p>
      <text:p text:style-name="Text_20_body"><text:tab/>4.能够通过kconfig和makefile控制模块编译</text:p>
      <text:p text:style-name="Text_20_body"><text:tab/>5.熟练使用modinfo</text:p>
      <text:p text:style-name="Text_20_body">×××××××××××××××××××××××××××××××××××××××××××××××/</text:p>
      <text:h text:style-name="Heading_20_4" text:outline-level="4">1.什么是驱动程序？10</text:h>
      <text:p text:style-name="Text_20_body">2.什么是模块10</text:p>
      <text:p text:style-name="Text_20_body">3.第一个模块：module_init和module_exit。30</text:p>
      <text:p text:style-name="Text_20_body">4.makefile30</text:p>
      <text:p text:style-name="Text_20_body">5.printk的用法。20</text:p>
      <text:p text:style-name="Text_20_body"><text:soft-page-break/>授课总结：</text:p>
      <text:p text:style-name="Text_20_body"><text:tab/>学生第一次接触模块，所以特别要求学生亲自动手从无到有一步步完成自己的模块，充分理解模块开发和应用程序开发的区别。对于makefile掌握需要用到的即可，以后有时间专题讲解。对于vim，掌握基本操作，要求以后开发都是用vim完成。</text:p>
      <text:p text:style-name="Text_20_body"><text:tab/></text:p>
      <text:p text:style-name="Text_20_body"/>
      <text:h text:style-name="Heading_20_4" text:outline-level="4">第二讲 makefile和kconfig</text:h>
      <text:h text:style-name="Heading_20_4" text:outline-level="4">第三讲 open、release和设备号</text:h>
      <text:h text:style-name="Heading_20_4" text:outline-level="4">第四讲 驱动相关的数据结构file_operation、file、inode和cdev。</text:h>
      <text:h text:style-name="Heading_20_4" text:outline-level="4">第五讲 read、wirite和内存管理</text:h>
      <text:h text:style-name="Heading_20_4" text:outline-level="4">第六讲 ioctl</text:h>
      <text:p text:style-name="Text_20_body">第七讲 并发和静态</text:p>
      <text:h text:style-name="Heading_20_2" text:outline-level="2">第二部分 USB驱动</text:h>
      <text:p text:style-name="Text_20_body">教学目标</text:p>
      <text:p text:style-name="Text_20_body">1.认识USB特点和电气特性，并掌握USB设备的插入检测机制。</text:p>
      <text:p text:style-name="Text_20_body">2.制作简易USB设备</text:p>
      <text:p text:style-name="Text_20_body">3.urb</text:p>
      <text:p text:style-name="Text_20_body">4.usb的多种传输方式</text:p>
      <text:p text:style-name="Text_20_body">5.</text:p>
      <text:p text:style-name="Standard"/>
      <text:h text:style-name="Heading_20_2" text:outline-level="2">第三部分 网络驱动</text:h>
      <text:p text:style-name="Text_20_body">教学目标</text:p>
      <text:p text:style-name="Text_20_body">1.net-device结构详解</text:p>
      <text:p text:style-name="Text_20_body">2.网络设备的打开和关闭</text:p>
      <text:p text:style-name="Text_20_body">3.数据包的发送和接收</text:p>
      <text:p text:style-name="Text_20_body">4.中断处理例程</text:p>
      <text:p text:style-name="Text_20_body">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Droid Sans Fallback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</meta:initial-creator>
    <meta:creation-date>2013-06-30T21:41:55</meta:creation-date>
    <meta:generator>OpenOffice.org/3.2$Linux OpenOffice.org_project/320m12$Build-9483</meta:generator>
    <dc:date>2013-07-01T17:01:13</dc:date>
    <dc:creator>wang </dc:creator>
    <meta:editing-duration>PT01H58M13S</meta:editing-duration>
    <meta:editing-cycles>12</meta:editing-cycles>
    <meta:document-statistic meta:table-count="0" meta:image-count="0" meta:object-count="0" meta:page-count="2" meta:paragraph-count="50" meta:word-count="276" meta:character-count="778"/>
  </office:meta>
</office:document-meta>
</file>